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2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4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3" style:family="table-cell" style:parent-style-name="Default" style:data-style-name="N37">
      <style:table-cell-properties fo:background-color="#ffff00" fo:wrap-option="wrap"/>
    </style:style>
    <style:style style:name="ce74" style:family="table-cell" style:parent-style-name="Default" style:data-style-name="N37">
      <style:table-cell-properties fo:background-color="#99ff99"/>
    </style:style>
    <style:style style:name="ce75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76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2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4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350H34M43.12S" calcext:value-type="time">
            <text:p>350:34</text:p>
          </table:table-cell>
          <table:table-cell table:style-name="ce64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/>
          <table:table-cell table:formula="of:=IF([.G69]-[.F69] &gt; 0; [.G69]-[.F69]; 0)" office:value-type="time" office:time-value="PT00H00M00S" calcext:value-type="time">
            <text:p>00:00</text:p>
          </table:table-cell>
          <table:table-cell table:formula="of:=[.D69]+[.H69]" office:value-type="time" office:time-value="PT04H01M11.286S" calcext:value-type="time">
            <text:p>04:01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70]-[.B70] &gt; 0; [.C70]-[.B7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0]-[.F70] &gt; 0; [.G70]-[.F70]; 0)" office:value-type="time" office:time-value="PT00H00M00S" calcext:value-type="time">
            <text:p>00:00</text:p>
          </table:table-cell>
          <table:table-cell table:formula="of:=[.D70]+[.H7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71]-[.B71] &gt; 0; [.C71]-[.B7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18H33M43.707S" calcext:value-type="time">
            <text:p>18:33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4]-[.B74] &gt; 0; [.C74]-[.B7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4]-[.F74] &gt; 0; [.G74]-[.F74]; 0)" office:value-type="time" office:time-value="PT00H00M00S" calcext:value-type="time">
            <text:p>00:00</text:p>
          </table:table-cell>
          <table:table-cell table:formula="of:=[.D74]+[.H7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5]-[.B75] &gt; 0; [.C75]-[.B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5]-[.F75] &gt; 0; [.G75]-[.F75]; 0)" office:value-type="time" office:time-value="PT00H00M00S" calcext:value-type="time">
            <text:p>00:00</text:p>
          </table:table-cell>
          <table:table-cell table:formula="of:=[.D75]+[.H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6]-[.B76] &gt; 0; [.C76]-[.B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6]-[.F76] &gt; 0; [.G76]-[.F76]; 0)" office:value-type="time" office:time-value="PT00H00M00S" calcext:value-type="time">
            <text:p>00:00</text:p>
          </table:table-cell>
          <table:table-cell table:formula="of:=[.D76]+[.H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77]-[.B77] &gt; 0; [.C77]-[.B7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77]-[.F77] &gt; 0; [.G77]-[.F77]; 0)" office:value-type="time" office:time-value="PT00H00M00S" calcext:value-type="time">
            <text:p>00:00</text:p>
          </table:table-cell>
          <table:table-cell table:style-name="ce18" table:formula="of:=[.D77]+[.H7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9]-[.B79] &gt; 0; [.C79]-[.B7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9]-[.F79] &gt; 0; [.G79]-[.F79]; 0)" office:value-type="time" office:time-value="PT00H00M00S" calcext:value-type="time">
            <text:p>00:00</text:p>
          </table:table-cell>
          <table:table-cell table:formula="of:=[.D79]+[.H7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0]-[.B80] &gt; 0; [.C80]-[.B8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0]-[.F80] &gt; 0; [.G80]-[.F80]; 0)" office:value-type="time" office:time-value="PT00H00M00S" calcext:value-type="time">
            <text:p>00:00</text:p>
          </table:table-cell>
          <table:table-cell table:formula="of:=[.D80]+[.H8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1]-[.B81] &gt; 0; [.C81]-[.B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1]-[.F81] &gt; 0; [.G81]-[.F81]; 0)" office:value-type="time" office:time-value="PT00H00M00S" calcext:value-type="time">
            <text:p>00:00</text:p>
          </table:table-cell>
          <table:table-cell table:formula="of:=[.D81]+[.H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2]-[.B82] &gt; 0; [.C82]-[.B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2]-[.F82] &gt; 0; [.G82]-[.F82]; 0)" office:value-type="time" office:time-value="PT00H00M00S" calcext:value-type="time">
            <text:p>00:00</text:p>
          </table:table-cell>
          <table:table-cell table:formula="of:=[.D82]+[.H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3]-[.B83] &gt; 0; [.C83]-[.B8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3]-[.F83] &gt; 0; [.G83]-[.F83]; 0)" office:value-type="time" office:time-value="PT00H00M00S" calcext:value-type="time">
            <text:p>00:00</text:p>
          </table:table-cell>
          <table:table-cell table:style-name="ce18" table:formula="of:=[.D83]+[.H8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85]-[.B85] &gt; 0; [.C85]-[.B8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5]-[.F85] &gt; 0; [.G85]-[.F85]; 0)" office:value-type="time" office:time-value="PT00H00M00S" calcext:value-type="time">
            <text:p>00:00</text:p>
          </table:table-cell>
          <table:table-cell table:formula="of:=[.D85]+[.H8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6]-[.B86] &gt; 0; [.C86]-[.B8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6]-[.F86] &gt; 0; [.G86]-[.F86]; 0)" office:value-type="time" office:time-value="PT00H00M00S" calcext:value-type="time">
            <text:p>00:00</text:p>
          </table:table-cell>
          <table:table-cell table:formula="of:=[.D86]+[.H8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7]-[.B87] &gt; 0; [.C87]-[.B8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8]-[.B88] &gt; 0; [.C88]-[.B8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8]-[.F88] &gt; 0; [.G88]-[.F88]; 0)" office:value-type="time" office:time-value="PT00H00M00S" calcext:value-type="time">
            <text:p>00:00</text:p>
          </table:table-cell>
          <table:table-cell table:formula="of:=[.D88]+[.H8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2"/>
        <table:table-column table:style-name="co11" table:default-cell-style-name="ce64"/>
        <table:table-row table:style-name="ro1">
          <table:table-cell table:style-name="ce72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3" office:value-type="date" office:date-value="2021-12-22" calcext:value-type="date">
            <text:p>12/22/21</text:p>
          </table:table-cell>
          <table:table-cell table:style-name="ce75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73"/>
          <table:table-cell table:style-name="ce75"/>
        </table:table-row>
        <table:table-row table:style-name="ro1" table:number-rows-repeated="6">
          <table:table-cell table:style-name="ce74"/>
          <table:table-cell table:style-name="ce76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2">00/00/0000</text:date>, <text:time style:data-style-name="N2" text:time-value="08:16:19.51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3-02T15:07:16.207000000</dc:date>
    <dc:creator>Benjamin Laws</dc:creator>
    <meta:editing-duration>P14DT3H31M57S</meta:editing-duration>
    <meta:editing-cycles>384</meta:editing-cycles>
    <meta:generator>LibreOffice/7.1.8.1$Windows_X86_64 LibreOffice_project/e1f30c802c3269a1d052614453f260e49458c82c</meta:generator>
    <meta:document-statistic meta:table-count="2" meta:cell-count="568" meta:object-count="0"/>
  </office:meta>
</office:document-meta>
</file>